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,900,791,442,554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,699,016,715,111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,722,851,958,486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,956,573,778,737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,087,165,602,962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,803,291,406,029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,719,158,341,005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674,891,473,843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,491,110,093,454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,425,798,410,967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,938,882,352,941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,106,182,472,989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,717,059,797,608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544,829,090,909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421,814,353,716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057,093,877,551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784,076,738,609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643,908,161,796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662,127,402,027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685,762,821,549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653,391,851,606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559,569,417,157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421,514,820,59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36:44.971503807</dc:date>
    <meta:editing-duration>PT7H28M31S</meta:editing-duration>
    <meta:editing-cycles>181</meta:editing-cycles>
    <meta:generator>LibreOffice/7.2.6.2$Linux_X86_64 LibreOffice_project/20$Build-2</meta:generator>
    <meta:document-statistic meta:table-count="1" meta:cell-count="48" meta:object-count="0"/>
  </office:meta>
</office:document-meta>
</file>